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1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4" style:family="paragraph" style:parent-style-name="Standard" style:list-style-name="L4">
      <style:text-properties officeooo:rsid="00a6874a" officeooo:paragraph-rsid="00a7469e"/>
    </style:style>
    <style:style style:name="P145" style:family="paragraph" style:parent-style-name="Standard" style:list-style-name="L4">
      <style:text-properties officeooo:rsid="00a6874a" officeooo:paragraph-rsid="00b0fc72"/>
    </style:style>
    <style:style style:name="P146" style:family="paragraph" style:parent-style-name="Standard" style:list-style-name="L4">
      <style:text-properties officeooo:rsid="00a76110" officeooo:paragraph-rsid="00b0fc72"/>
    </style:style>
    <style:style style:name="P147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48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4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4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59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0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78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79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0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80dcd9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dd7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acc643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34773"/>
    </style:style>
    <style:style style:name="T110" style:family="text">
      <style:text-properties officeooo:rsid="00b47f68"/>
    </style:style>
    <style:style style:name="T111" style:family="text">
      <style:text-properties fo:font-size="8pt" fo:font-weight="normal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5" style:family="text">
      <style:text-properties officeooo:rsid="00bbc1f6"/>
    </style:style>
    <style:style style:name="T116" style:family="text">
      <style:text-properties officeooo:rsid="00bc149a"/>
    </style:style>
    <style:style style:name="T117" style:family="text">
      <style:text-properties officeooo:rsid="00bdd619"/>
    </style:style>
    <style:style style:name="T118" style:family="text">
      <style:text-properties officeooo:rsid="00c16beb"/>
    </style:style>
    <style:style style:name="T119" style:family="text">
      <style:text-properties officeooo:rsid="00c8f7ff"/>
    </style:style>
    <style:style style:name="T120" style:family="text">
      <style:text-properties officeooo:rsid="00db5026"/>
    </style:style>
    <style:style style:name="T121" style:family="text">
      <style:text-properties officeooo:rsid="00dedf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4=0:<text:span text:style-name="T53">Read</text:span> command</text:p>
            <text:p text:style-name="P44">B5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5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4=1 : <text:span text:style-name="T54">Write</text:span> command</text:p>
            <text:p text:style-name="P45">B5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5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19">4</text:span> : 00<text:span text:style-name="T119">0</text:span> =&gt; version</text:p>
            <text:p text:style-name="P66">B6-B<text:span text:style-name="T119">4</text:span> : <text:span text:style-name="T119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10">0</text:span> =&gt; Turnout fine tuning</text:p>
            <text:p text:style-name="P63">B6-B4: 11<text:span text:style-name="T110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3616615242" text:style-name="L1">
              <text:list-header>
                <text:p text:style-name="P179">B2=1 : <text:span text:style-name="T10">from Master</text:span> :asks the slave to send any pending messages originating from the slave (like turnouts having reached its position, an input sensors that has changed value,…), <text:span text:style-name="T109">then B7-B3=max number of answers to be sent by the slave</text:span></text:p>
                <text:p text:style-name="P180">B2=1 : <text:span text:style-name="T10">from slave, </text:span><text:span text:style-name="T26">2 cases :</text:span></text:p>
              </text:list-header>
            </text:list>
            <text:list xml:id="list1918342768" text:style-name="L2">
              <text:list-item>
                <text:p text:style-name="P177"><text:span text:style-name="T112">if it is in the last answer to a command from the master </text:span><text:span text:style-name="T113">(B</text:span><text:span text:style-name="T112">1</text:span><text:span text:style-name="T113"> must be </text:span><text:span text:style-name="T112">0 then</text:span><text:span text:style-name="T113">), </text:span><text:span text:style-name="T112">it means there are async events waiting to be sent by the slave </text:span><text:span text:style-name="T113">(like turnouts having reached its position, an input sensors that has changed value,…)</text:span></text:p>
              </text:list-item>
              <text:list-item>
                <text:p text:style-name="P178"><text:span text:style-name="T114">w</text:span><text:span text:style-name="T111">hen it is in response to the master asking to send the async events</text:span></text:p>
              </text:list-item>
            </text:list>
            <text:list xml:id="list221025766901393" text:continue-list="list3616615242" text:style-name="L1">
              <text:list-header>
                <text:p text:style-name="P179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85698950" text:style-name="L3">
        <text:list-item>
          <text:p text:style-name="P78"><text:span text:style-name="T42">R/</text:span><text:span text:style-name="T41">W commands/answers</text:span></text:p>
          <text:list>
            <text:list-item>
              <text:p text:style-name="P79"><text:span text:style-name="T42">Re</text:span><text:span text:style-name="T43">ad</text:span><text:span text:style-name="T41"> sensor/turnout commands</text:span> : </text:p>
            </text:list-item>
          </text:list>
          <text:p text:style-name="P147">You can read any sensor ; input obviously but also output as you get the current state, same for a turnout.</text:p>
          <text:p text:style-name="P148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2">Payload :</text:p>
          <text:list text:continue-numbering="true"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6">if command[B6]=0 and ad<text:span text:style-name="T68">d</text:span>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  <text:p text:style-name="P149">if command[B6]=1 (all sensors or all turnouts)</text:p>
              <text:list text:continue-numbering="true">
                <text:list-header>
                  <text:p text:style-name="P98">no payload</text:p>
                </text:list-header>
              </text:list>
            </text:list-header>
            <text:list-item>
              <text:p text:style-name="P80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18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7">| 0x8x (x</text:span><text:span text:style-name="T28">=</text:span><text:span text:style-name="T27">0 :no error otherwise error « number x »)</text:span></text:p>
      <text:list xml:id="list221026398881336" text:continue-numbering="true" text:style-name="L3">
        <text:list-item>
          <text:list>
            <text:list-header>
              <text:p text:style-name="P87">if command[B6]=0 and ad<text:span text:style-name="T69">d</text:span>ress[B6]=1 : several subaddresses follow</text:p>
              <text:list>
                <text:list-header>
                  <text:p text:style-name="P154">subaddress1,subaddress2,…,subaddress_last, <text:span text:style-name="T60">0x8x (x=0 :no error otherwise error « number x »)</text:span></text:p>
                  <text:p text:style-name="P155">if command[B6]<text:span text:style-name="T69">=1 (all sensors or all turnouts) :</text:span></text:p>
                </text:list-header>
              </text:list>
            </text:list-header>
          </text:list>
          <text:p text:style-name="P156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58">it is assumed that the sensors/turnouts <text:span text:style-name="T71">we are reading from</text:span> are in increasing subaddress order: the <text:span text:style-name="T73">7th bit</text:span> <text:span text:style-name="T72">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100">Write sensor (output sensor only)/turnout commands :</text:p>
            </text:list-item>
          </text:list>
          <text:p text:style-name="P150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221025171094070" text:continue-numbering="true" text:style-name="L3">
        <text:list-item>
          <text:list>
            <text:list-header>
              <text:p text:style-name="P84">if command[B6]=<text:span text:style-name="T58">address[B6]=0 : only one sensor/turnout, so only </text:span><text:span text:style-name="T17">subaddress1</text:span></text:p>
              <text:p text:style-name="P88">if command[B6]=0 and adress[B6]=1 : several subaddresses follow</text:p>
              <text:list>
                <text:list-header>
                  <text:p text:style-name="P97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6">string of bytes made from the <text:span text:style-name="T61">values (1 bit each) to write, all bytes must have their MSB=0 the last byte has its MSB=1 (but is not 0xFF)</text:span></text:p>
      <text:p text:style-name="P77">it is assumed that the sensors/turnouts to write to are in increasing subaddress order: the <text:span text:style-name="T73">7th bit</text:span> <text:span text:style-name="T72">of the first byte </text:span>will be written to the sensor/turnout of lowest subaddress and so on…</text:p>
      <text:list xml:id="list221025005478399" text:continue-numbering="true" text:style-name="L3">
        <text:list-item>
          <text:list>
            <text:list-item>
              <text:p text:style-name="P153">Write sensor (output sensor only)/turnout <text:span text:style-name="T115">answer</text:span> :</text:p>
            </text:list-item>
          </text:list>
          <text:p text:style-name="P119"><text:span text:style-name="T11">start byte, command (byte), address (byte), </text:span><text:span text:style-name="T29">0x8x (x=0:no error, otherwise error « number x »)</text:span></text:p>
        </text:list-item>
        <text:list-item>
          <text:p text:style-name="P101"><text:soft-page-break/>Normal config commands :</text:p>
          <text:list>
            <text:list-item>
              <text:p text:style-name="P102">Sensor config</text:p>
            </text:list-item>
          </text:list>
          <text:p text:style-name="P8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90">This is use to set a new sensor or update an existing one.</text:p>
          <text:p text:style-name="P91">If address[B6]=0 : <text:span text:style-name="T58">only one sensor, so only </text:span><text:span text:style-name="T17">subaddress1,</text:span><text:span text:style-name="T10">pin number1</text:span></text:p>
          <text:p text:style-name="P91">If address[B6]=1 : <text:span text:style-name="T59">several subaddresses follow</text:span></text:p>
          <text:p text:style-name="P159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2">last </text:span><text:span text:style-name="T19">subaddress, </text:span><text:span text:style-name="T22">last </text:span><text:span text:style-name="T10">pin_number  ,</text:span><text:span text:style-name="T20">0x80</text:span></text:p>
          <text:list text:continue-numbering="true">
            <text:list-item>
              <text:p text:style-name="P103">Sensor config <text:span text:style-name="T116">answer :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7">Turnout config</text:p>
            </text:list-item>
          </text:list>
          <text:p text:style-name="P9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3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8">Turnout config <text:span text:style-name="T117">answer</text:span>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9">Delete config command :</text:p>
          <text:list>
            <text:list-item>
              <text:p text:style-name="P109">Delete sensor/<text:span text:style-name="T120">turnout</text:span> :</text:p>
            </text:list-item>
          </text:list>
          <text:p text:style-name="P151">start byte, command (byte), address (byte), subaddress1 (byte)<text:span text:style-name="T121">[</text:span>, subaddress2(byte)…] ;</text:p>
          <text:p text:style-name="P94">Payload :</text:p>
          <text:list text:continue-numbering="true">
            <text:list-header>
              <text:p text:style-name="P99"><text:span text:style-name="T8">c</text:span><text:span text:style-name="T7">ommand[B5]=0 : delete sensor</text:span></text:p>
              <text:p text:style-name="P95">command[B5]=1 : delete turnout</text:p>
              <text:p text:style-name="P85">if <text:span text:style-name="T58">address[B6]=0 : only one sensor/turnout, so only </text:span><text:span text:style-name="T17">subaddress1</text:span></text:p>
              <text:p text:style-name="P89">if address[B6]=1 : several subaddresses follow</text:p>
              <text:list>
                <text:list-header>
                  <text:p text:style-name="P120">subaddress1,subaddress2,…,subaddress_last, <text:span text:style-name="T60">0x80</text:span></text:p>
                </text:list-header>
              </text:list>
            </text:list-header>
            <text:list-item>
              <text:p text:style-name="P110">Delete sensor/<text:span text:style-name="T120">turnout</text:span> answer :</text:p>
            </text:list-item>
          </text:list>
          <text:p text:style-name="P106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2"/>
        </text:list-item>
        <text:list-item>
          <text:p text:style-name="P111">Set address:</text:p>
          <text:list>
            <text:list-item>
              <text:p text:style-name="P112">command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2"><text:span text:style-name="T40">a</text:span>nswer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3">Get version :</text:p>
          <text:list>
            <text:list-item>
              <text:p text:style-name="P114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3"><text:span text:style-name="T40">a</text:span>nswer</text:p>
            </text:list-item>
          </text:list>
          <text:p text:style-name="P13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version (byte, </text:span><text:span text:style-name="T37">MSB=0</text:span><text:span text:style-name="T35">) </text:span><text:span text:style-name="T37">|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5"><text:span text:style-name="T40">C</text:span>lear eeprom :</text:p>
          <text:list>
            <text:list-item>
              <text:p text:style-name="P116">command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6"><text:span text:style-name="T40">a</text:span>nswer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7"><text:span text:style-name="T40">S</text:span>how commands/<text:span text:style-name="T65">answers</text:span> (sensors/turnouts) :</text:p>
          <text:list>
            <text:list-item>
              <text:p text:style-name="P118"><text:span text:style-name="T40">S</text:span>how commands</text:p>
            </text:list-item>
          </text:list>
          <text:p text:style-name="P12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21">max number of config in the answer (byte)</text:span></text:p>
          <text:p text:style-name="P128"><text:soft-page-break/>0 for max number of config means no limit (see answer to this command for more explanations)</text:p>
          <text:list text:continue-numbering="true">
            <text:list-item>
              <text:p text:style-name="P135">Show answers</text:p>
              <text:p text:style-name="P138">For sensors :</text:p>
            </text:list-item>
          </text:list>
          <text:p text:style-name="P139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57"><text:span text:style-name="T74">F</text:span>or turnouts :</text:p>
          <text:p text:style-name="P16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4">x (</text:span><text:span text:style-name="T95">x=0:no error, otherwise error « number x »)</text:span></text:p>
        </text:list-item>
        <text:list-item>
          <text:p text:style-name="P161">Turnout fine position tuning :</text:p>
          <text:list>
            <text:list-item>
              <text:p text:style-name="P162">command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, </text:span><text:span text:style-name="T33">position</text:span></text:p>
          <text:p text:style-name="P142">position is a number between 1 and 180 (most servos will choke on extreme positions, so probably better to stay between 10 and 170).</text:p>
          <text:p text:style-name="P143">Position = 0 means end of fine tuning, detach servo.</text:p>
          <text:list text:continue-numbering="true">
            <text:list-item>
              <text:p text:style-name="P136">answer</text:p>
            </text:list-item>
          </text:list>
          <text:p text:style-name="P14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3"><text:span text:style-name="T74">S</text:span>end async events command :</text:p>
          <text:p text:style-name="P166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4">Master command :</text:p>
            </text:list-item>
          </text:list>
          <text:p text:style-name="P167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0"><text:span text:style-name="T87">command[B2]=1, </text:span><text:span text:style-name="T88">command[B7-B3]=limit </text:span><text:span text:style-name="T89">(0 means no limit)</text:span></text:p>
          <text:list text:continue-numbering="true">
            <text:list-item>
              <text:p text:style-name="P170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3">but with</text:span><text:span text:style-name="T84"> command[B2]=1</text:span></text:p>
            </text:list-item>
          </text:list>
          <text:p text:style-name="P129"><text:span text:style-name="T84">R</text:span><text:span text:style-name="T76">emark : an</text:span><text:span text:style-name="T86">s</text:span><text:span text:style-name="T76">wer might be empty : start byte, command byte (0b00000100), addres</text:span><text:span text:style-name="T85">s </text:span><text:span text:style-name="T76">byte</text:span></text:p>
        </text:list-item>
        <text:list-item>
          <text:p text:style-name="P130"><text:span text:style-name="T89">S</text:span><text:span text:style-name="T87">tore to eeprom</text:span></text:p>
          <text:list>
            <text:list-item>
              <text:p text:style-name="P137">command :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1"><text:span text:style-name="T91">T</text:span><text:span text:style-name="T87">his will ask the slave to store its config (all sensors/turnouts) to its EEPROM.</text:span></text:p>
          <text:p text:style-name="P175">Note : the address and version are always saved to EEPROM.</text:p>
          <text:list text:continue-numbering="true">
            <text:list-item>
              <text:p text:style-name="P172"><text:span text:style-name="T91">A</text:span><text:span text:style-name="T87">nswer</text:span>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5"><text:span text:style-name="T92">L</text:span><text:span text:style-name="T87">oad from EEPROM</text:span></text:p>
          <text:list>
            <text:list-item>
              <text:p text:style-name="P176">command :</text:p>
            </text:list-item>
          </text:list>
          <text:p text:style-name="P169"><text:soft-page-break/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4"><text:span text:style-name="T91">A</text:span><text:span text:style-name="T87">sks the slave to load its sensors/turnouts configurations from EEPROM.</text:span></text:p>
          <text:list text:continue-numbering="true">
            <text:list-item>
              <text:p text:style-name="P173"><text:span text:style-name="T91">A</text:span><text:span text:style-name="T87">nswer</text:span>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71483152" text:style-name="L4">
        <text:list-item>
          <text:p text:style-name="P131">Master→Slave :Write command</text:p>
        </text:list-item>
        <text:list-item>
          <text:p text:style-name="P131">Master→Slave : Read command</text:p>
          <text:p text:style-name="P131">Slave →Master : Read answer (answer bit set, if there are more answers that was allowed in the read command or other answers are pending, then command[B1] bit is set)</text:p>
          <text:p text:style-name="P144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5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5"><text:span text:style-name="T99">Master → Slave : </text:span><text:span text:style-name="T100">send async event command</text:span></text:p>
          <text:p text:style-name="P146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7-22T22:10:24.756282162</dc:date>
    <meta:editing-duration>P4DT20H46M59S</meta:editing-duration>
    <meta:editing-cycles>200</meta:editing-cycles>
    <meta:generator>LibreOffice/6.0.3.2$Linux_X86_64 LibreOffice_project/00m0$Build-2</meta:generator>
    <meta:document-statistic meta:table-count="2" meta:image-count="0" meta:object-count="0" meta:page-count="6" meta:paragraph-count="208" meta:word-count="1869" meta:character-count="11196" meta:non-whitespace-character-count="9573"/>
  </office:meta>
</office:document-meta>
</file>